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.954cm" style:rel-column-width="7280*"/>
    </style:style>
    <style:style style:name="Tabla1.B" style:family="table-column">
      <style:table-column-properties style:column-width="1.954cm" style:rel-column-width="7281*"/>
    </style:style>
    <style:style style:name="Tabla1.I" style:family="table-column">
      <style:table-column-properties style:column-width="1.956cm" style:rel-column-width="7288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9a8e" officeooo:paragraph-rsid="00019a8e"/>
    </style:style>
    <style:style style:name="P2" style:family="paragraph" style:parent-style-name="Standard">
      <style:text-properties officeooo:paragraph-rsid="00019a8e"/>
    </style:style>
    <style:style style:name="P3" style:family="paragraph" style:parent-style-name="Table_20_Contents">
      <style:text-properties officeooo:rsid="00019a8e" officeooo:paragraph-rsid="00019a8e"/>
    </style:style>
    <style:style style:name="P4" style:family="paragraph" style:parent-style-name="Table_20_Contents">
      <style:text-properties fo:color="#c9211e" fo:font-weight="bold" officeooo:rsid="00019a8e" officeooo:paragraph-rsid="00019a8e" style:font-weight-asian="bold" style:font-weight-complex="bold"/>
    </style:style>
    <style:style style:name="P5" style:family="paragraph" style:parent-style-name="Table_20_Contents">
      <style:text-properties fo:color="#c9211e" officeooo:rsid="00019a8e" officeooo:paragraph-rsid="00019a8e"/>
    </style:style>
    <style:style style:name="P6" style:family="paragraph" style:parent-style-name="Standard">
      <style:text-properties officeooo:rsid="00019a8e" officeooo:paragraph-rsid="00019a8e"/>
    </style:style>
    <style:style style:name="P7" style:family="paragraph" style:parent-style-name="Standard">
      <style:text-properties officeooo:rsid="000218f0" officeooo:paragraph-rsid="000218f0"/>
    </style:style>
    <style:style style:name="P8" style:family="paragraph" style:parent-style-name="Table_20_Contents">
      <style:text-properties fo:color="#c9211e" fo:font-weight="bold" officeooo:rsid="00019a8e" officeooo:paragraph-rsid="00019a8e" style:font-weight-asian="bold" style:font-weight-complex="bold"/>
    </style:style>
    <style:style style:name="P9" style:family="paragraph" style:parent-style-name="Table_20_Contents">
      <style:text-properties fo:color="#c9211e" fo:font-weight="bold" officeooo:rsid="000218f0" officeooo:paragraph-rsid="000218f0" style:font-weight-asian="bold" style:font-weight-complex="bold"/>
    </style:style>
    <style:style style:name="T1" style:family="text">
      <style:text-properties officeooo:rsid="00019a8e"/>
    </style:style>
    <style:style style:name="T2" style:family="text">
      <style:text-properties officeooo:rsid="0001d1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reccion ip</text:p>
      <text:p text:style-name="P1"/>
      <text:p text:style-name="P1">131.108.122.204/16</text:p>
      <text:p text:style-name="P1"/>
      <text:p text:style-name="P1">192.168.2.1/24</text:p>
      <text:p text:style-name="P1"/>
      <table:table table:name="Tabla1" table:style-name="Tabla1">
        <table:table-column table:style-name="Tabla1.A"/>
        <table:table-column table:style-name="Tabla1.B" table:number-columns-repeated="7"/>
        <table:table-column table:style-name="Tabla1.I"/>
        <table:table-row table:style-name="TableLine94440497761728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9">2⁷</text:p>
          </table:table-cell>
          <table:table-cell table:style-name="Tabla1.A1" office:value-type="string">
            <text:p text:style-name="P9">2⁶</text:p>
          </table:table-cell>
          <table:table-cell table:style-name="Tabla1.A1" office:value-type="string">
            <text:p text:style-name="P9">2⁵</text:p>
          </table:table-cell>
          <table:table-cell table:style-name="Tabla1.A1" office:value-type="string">
            <text:p text:style-name="P9">2⁴</text:p>
          </table:table-cell>
          <table:table-cell table:style-name="Tabla1.A1" office:value-type="string">
            <text:p text:style-name="P9">2³</text:p>
          </table:table-cell>
          <table:table-cell table:style-name="Tabla1.A1" office:value-type="string">
            <text:p text:style-name="P9">2²</text:p>
          </table:table-cell>
          <table:table-cell table:style-name="Tabla1.A1" office:value-type="string">
            <text:p text:style-name="P9">2¹</text:p>
          </table:table-cell>
          <table:table-cell table:style-name="Tabla1.A1" office:value-type="string">
            <text:p text:style-name="P9">2⁰</text:p>
          </table:table-cell>
        </table:table-row>
        <table:table-row table:style-name="TableLine94440497761728">
          <table:table-cell table:style-name="Tabla1.A1" office:value-type="string">
            <text:p text:style-name="P4">VALOR </text:p>
          </table:table-cell>
          <table:table-cell table:style-name="Tabla1.A1" office:value-type="string">
            <text:p text:style-name="P4">128</text:p>
          </table:table-cell>
          <table:table-cell table:style-name="Tabla1.A1" office:value-type="string">
            <text:p text:style-name="P4">64</text:p>
          </table:table-cell>
          <table:table-cell table:style-name="Tabla1.A1" office:value-type="string">
            <text:p text:style-name="P4">32</text:p>
          </table:table-cell>
          <table:table-cell table:style-name="Tabla1.A1" office:value-type="string">
            <text:p text:style-name="P4">16</text:p>
          </table:table-cell>
          <table:table-cell table:style-name="Tabla1.A1" office:value-type="string">
            <text:p text:style-name="P4">8</text:p>
          </table:table-cell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1</text:p>
          </table:table-cell>
        </table:table-row>
        <table:table-row table:style-name="TableLine94440497847616">
          <table:table-cell table:style-name="Tabla1.A1" office:value-type="string">
            <text:p text:style-name="P5">13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</table:table-row>
        <table:table-row table:style-name="TableLine94440497849088">
          <table:table-cell table:style-name="Tabla1.A1" office:value-type="string">
            <text:p text:style-name="P5">108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0</text:p>
          </table:table-cell>
        </table:table-row>
        <table:table-row table:style-name="TableLine94440497850512">
          <table:table-cell table:style-name="Tabla1.A1" office:value-type="string">
            <text:p text:style-name="P5">122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0</text:p>
          </table:table-cell>
        </table:table-row>
        <table:table-row table:style-name="TableLine94440497852128">
          <table:table-cell table:style-name="Tabla1.A1" office:value-type="string">
            <text:p text:style-name="P5">204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0</text:p>
          </table:table-cell>
        </table:table-row>
      </table:table>
      <text:p text:style-name="P1"/>
      <text:p text:style-name="P1"/>
      <text:p text:style-name="P1"/>
      <text:p text:style-name="P1">131.108.122.204/16 <text:s/>_ Mascara es clase B <text:s text:c="4"/>255.255.0.0</text:p>
      <text:p text:style-name="P1"/>
      <text:p text:style-name="P1">10000011.01101100.01111010.11001100 <text:s text:c="3"/>IP</text:p>
      <text:p text:style-name="P1">11111111 .11111111 .0000000 .00000000 <text:s text:c="4"/>Mascara subred hace referencia a los bits utilizados de red</text:p>
      <text:p text:style-name="P1">_________________________________</text:p>
      <text:p text:style-name="P1">10000011.01101100.00000000.00000000 <text:s text:c="2"/>Direccion de red: 131.108.0.0/16</text:p>
      <text:p text:style-name="P1"/>
      <text:p text:style-name="P1">Numero a host o dispositivos a conectar en una red:</text:p>
      <text:p text:style-name="P1"/>
      <text:p text:style-name="P1">2¹⁶ =65536 dispostivos de red – 2</text:p>
      <text:p text:style-name="P1"/>
      <text:p text:style-name="P1">primer direccion es la direccion de la puerta de enlace</text:p>
      <text:p text:style-name="P1">ultima direccion es la direccion de broadcast</text:p>
      <text:p text:style-name="P1"/>
      <text:p text:style-name="P1">131.108.0.0/16 </text:p>
      <text:p text:style-name="P1"/>
      <text:p text:style-name="P1">Primer direccion: 131.108.0.1/16 </text:p>
      <text:p text:style-name="P1"><text:s/></text:p>
      <text:p text:style-name="P2"><text:span text:style-name="T2">ultima</text:span><text:span text:style-name="T1"> direccion: 131.108.</text:span><text:span text:style-name="T2">255</text:span><text:span text:style-name="T1">.</text:span><text:span text:style-name="T2">254</text:span><text:span text:style-name="T1">/16 </text:span></text:p>
      <text:p text:style-name="P1"/>
      <text:p text:style-name="P7">DIRECCION DE RED CLASE C</text:p>
      <text:p text:style-name="P7">2⁸-2= 256-2=254 host</text:p>
      <text:p text:style-name="P7"/>
      <text:p text:style-name="P7"/>
      <text:p text:style-name="P7">192.168.1.0 /24 <text:s text:c="6"/>255.255.255.0 (mascara) <text:s text:c="2"/>11111111.11111111.11111111.00000000</text:p>
      <text:p text:style-name="P7">2⁸-2= 256-2=254 host</text:p>
      <text:p text:style-name="P7"/>
      <text:p text:style-name="P7">primer host: 192.168.1.1</text:p>
      <text:p text:style-name="P7">direccion broadcast 192.168.1.254 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4:13:17.261310949</meta:creation-date>
    <dc:date>2021-09-28T18:49:47.742438595</dc:date>
    <meta:editing-duration>PT12M32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75" meta:word-count="162" meta:character-count="899" meta:non-whitespace-character-count="796"/>
  </office:meta>
</office:document-meta>
</file>